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/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officeooo:rsid="0051d68a"/>
    </style:style>
    <style:style style:name="T2" style:family="text">
      <style:text-properties officeooo:rsid="0050d310"/>
    </style:style>
    <style:style style:name="T3" style:family="text">
      <style:text-properties fo:font-size="14pt" officeooo:rsid="0042820b" style:font-size-asian="14pt" style:font-size-complex="14pt"/>
    </style:style>
    <style:style style:name="T4" style:family="text">
      <style:text-properties fo:font-size="14pt" officeooo:rsid="00495328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2 Peter 1:16-18) / <text:span text:style-name="Strong_20_Emphasis">Opening prayer</text:span> (Douglas M)</text:p>
      <text:p text:style-name="P2"><text:span text:style-name="Strong_20_Emphasis">Praise</text:span>: <text:span text:style-name="Emphasis">Across the Lands</text:span></text:p>
      <text:p text:style-name="P2"><text:span text:style-name="Strong_20_Emphasis">Bible Reading</text:span>: Luke 11:1-13 (Stephen A)</text:p>
      <text:p text:style-name="P2"><text:span text:style-name="Strong_20_Emphasis">Announcements</text:span> (Mook L)</text:p>
      <text:p text:style-name="P2"><text:span text:style-name="Strong_20_Emphasis">Praise</text:span>: <text:span text:style-name="Emphasis">All My Ways Are Known To You</text:span></text:p>
      <text:p text:style-name="P2"><text:span text:style-name="Strong_20_Emphasis">Prayer for the church and the world</text:span>  (ML)</text:p>
      <text:p text:style-name="P2"><text:span text:style-name="Strong_20_Emphasis">Bible reading</text:span>: Mark 3:22-30 + 1 John 5:14-17 (MarJo A)</text:p>
      <text:p text:style-name="P2"><text:span text:style-name="Strong_20_Emphasis">Praise</text:span>: <text:span text:style-name="Emphasis">I Lay My Sins on Jesus (Rej 406)</text:span></text:p>
      <text:p text:style-name="P2"><text:span text:style-name="Strong_20_Emphasis">Sermon</text:span>: “PRAYING WITH CONFIDENCE” (DM)</text:p>
      <text:p text:style-name="P2"><text:span text:style-name="Strong_20_Emphasis">Praise</text:span>: <text:span text:style-name="Emphasis">Behold the Lamb (v1-3)</text:span></text:p>
      <text:p text:style-name="P2"><text:span text:style-name="Strong_20_Emphasis">The Lord’s Supper</text:span></text:p>
      <text:p text:style-name="P2"><text:span text:style-name="Strong_20_Emphasis">Praise</text:span>: <text:span text:style-name="Emphasis">Behold the Lamb (v4)</text:span></text:p>
      <text:p text:style-name="P2"><text:span text:style-name="Strong_20_Emphasis">Benediction</text:span> (DM)</text:p>
      <text:p text:style-name="Text_20_body"><text:span text:style-name="Strong_20_Emphasis">Sermon Outline</text:span></text:p>
      <text:p text:style-name="Text_20_body">“PRAYING WITH CONFIDENCE”  (1 John 5:14-17)</text:p>
      <text:p text:style-name="Text_20_body">Introduction</text:p>
      <text:list text:style-name="L1">
        <text:list-item>
          <text:p text:style-name="P3">Asking God for things (vv14-15)</text:p>
        </text:list-item>
        <text:list-item>
          <text:p text:style-name="P3">Praying for another believer (v16a)</text:p>
        </text:list-item>
        <text:list-item>
          <text:p text:style-name="P3">The eternal sin (v16b)</text:p>
        </text:list-item>
        <text:list-item>
          <text:p text:style-name="P3">There is forgiveness with God (v17)</text:p>
        </text:list-item>
      </text:list>
      <text:p text:style-name="Text_20_body">Conclusion</text:p>
      <text:p text:style-name="P4"><text:span text:style-name="Strong_20_Emphasis">Call to Worship</text:span> <text:span text:style-name="T1">(1 Chron 16:8-9) </text:span><text:span text:style-name="T2">&amp;</text:span> <text:span text:style-name="Strong_20_Emphasis">Opening prayer</text:span> </text:p>
      <text:p text:style-name="Opening_5f_Verse">[8] Give praise to the Lord, proclaim his name; make known among the nations what he has done. </text:p>
      <text:p text:style-name="Opening_5f_Verse">[9] Sing to him, sing praise to him; tell of all his wonderful acts. </text:p>
      <text:p text:style-name="P5"><text:span text:style-name="T3">[</text:span><text:span text:style-name="T4">Rej! 47</text:span><text:span text:style-name="T3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c282"/>
    </style:style>
    <style:style style:name="MT2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st</text:span> <text:span text:style-name="MT1">February</text:span><text:span text:style-name="MT2"> 202</text:span><text:span text:style-name="MT1">6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6-01-31T21:56:07.702341446</dc:date>
    <meta:editing-duration>PT6H36M38S</meta:editing-duration>
    <meta:editing-cycles>48</meta:editing-cycles>
    <meta:generator>LibreOffice/25.8.4.2$Linux_X86_64 LibreOffice_project/580$Build-2</meta:generator>
    <meta:print-date>2024-02-03T21:06:33.278074986</meta:print-date>
    <meta:document-statistic meta:table-count="0" meta:image-count="0" meta:object-count="0" meta:page-count="2" meta:paragraph-count="26" meta:word-count="162" meta:character-count="914" meta:non-whitespace-character-count="777"/>
  </office:meta>
</office:document-meta>
</file>